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1017" officeooo:paragraph-rsid="00041017"/>
    </style:style>
    <style:style style:name="P2" style:family="paragraph" style:parent-style-name="Standard">
      <style:paragraph-properties fo:text-align="start" style:justify-single-word="false"/>
      <style:text-properties officeooo:rsid="00052d5b" officeooo:paragraph-rsid="00052d5b"/>
    </style:style>
    <style:style style:name="P3" style:family="paragraph" style:parent-style-name="Standard">
      <style:paragraph-properties fo:text-align="start" style:justify-single-word="false"/>
      <style:text-properties officeooo:rsid="00055bb1" officeooo:paragraph-rsid="00055bb1"/>
    </style:style>
    <style:style style:name="P4" style:family="paragraph" style:parent-style-name="Standard">
      <style:paragraph-properties fo:text-align="start" style:justify-single-word="false"/>
      <style:text-properties officeooo:rsid="0006daf1" officeooo:paragraph-rsid="0006daf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PRIMER AMOR CON DIOS</text:p>
      <text:p text:style-name="P2">Experiencia del Apóstol Juan y lo que Dios le mando a escribir.</text:p>
      <text:p text:style-name="P3">Hechos 19</text:p>
      <text:p text:style-name="P4"><text:span text:style-name="T2">Hebreos 9.2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04:31:42.043406577</meta:creation-date>
    <dc:date>2020-04-21T05:23:06.989116590</dc:date>
    <meta:editing-duration>PT51M2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1" meta:character-count="107" meta:non-whitespace-character-count="90"/>
  </office:meta>
</office:document-meta>
</file>